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6c64d"/>
    </style:style>
    <style:style style:name="P2" style:family="paragraph" style:parent-style-name="Standard">
      <style:text-properties officeooo:paragraph-rsid="0028b3b9"/>
    </style:style>
    <style:style style:name="P3" style:family="paragraph" style:parent-style-name="Standard">
      <style:text-properties officeooo:paragraph-rsid="0029ef2a"/>
    </style:style>
    <style:style style:name="P4" style:family="paragraph" style:parent-style-name="Standard">
      <style:text-properties officeooo:paragraph-rsid="002af9b0"/>
    </style:style>
    <style:style style:name="P5" style:family="paragraph" style:parent-style-name="Standard">
      <style:text-properties officeooo:paragraph-rsid="002b645c"/>
    </style:style>
    <style:style style:name="P6" style:family="paragraph" style:parent-style-name="Standard">
      <style:text-properties officeooo:paragraph-rsid="002daa04"/>
    </style:style>
    <style:style style:name="P7" style:family="paragraph" style:parent-style-name="Standard">
      <style:text-properties officeooo:paragraph-rsid="002ea593"/>
    </style:style>
    <style:style style:name="P8" style:family="paragraph" style:parent-style-name="Standard">
      <style:text-properties officeooo:paragraph-rsid="002f0b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¿Por qué se debe seleccionar el dispositivo de arranque correcto en el menú de inicio de la BIOS?</text:p>
      <text:p text:style-name="P8">a) Para omitir la selección y acelerar el inicio del sistema operativo</text:p>
      <text:p text:style-name="P8">b) Asegurar que el sistema operativo se inicie desde el dispositivo correcto</text:p>
      <text:p text:style-name="P8">c) No afecta la operatividad del sistema</text:p>
      <text:p text:style-name="P8">d) Sin importancia en la calidad del arranque del sistema</text:p>
      <text:p text:style-name="P8"/>
      <text:p text:style-name="P8">¿Cuál es la importancia de mantener actualizado el sistema operativo antes de iniciar el sistema microinformático?</text:p>
      <text:p text:style-name="P8">a) No es necesario mantener el sistema operativo actualizado</text:p>
      <text:p text:style-name="P8">b) Evitar posibles vulnerabilidades de seguridad y mejorar el rendimiento</text:p>
      <text:p text:style-name="P8">c) Omitir las actualizaciones para acelerar el inicio del sistema</text:p>
      <text:p text:style-name="P8">d) Sin importancia en la calidad del arranque</text:p>
      <text:p text:style-name="P8"/>
      <text:p text:style-name="P8">¿Qué se debe hacer después de completar las actualizaciones del sistema operativo durante el arranque del sistema?</text:p>
      <text:p text:style-name="P8">a) Iniciar aplicaciones y programas de inmediato</text:p>
      <text:p text:style-name="P8">b) Conectar los periféricos externos</text:p>
      <text:p text:style-name="P8">c) Ignorar la instalación de actualizaciones para acelerar el arranque</text:p>
      <text:p text:style-name="P8">d) Sin importancia en el orden de inicio del sistema</text:p>
      <text:p text:style-name="P8"/>
      <text:p text:style-name="P8">¿Cuál es la importancia de iniciar sesión con credenciales seguras al arrancar el sistema microinformático?</text:p>
      <text:p text:style-name="P8">a) No es necesario utilizar credenciales seguras</text:p>
      <text:p text:style-name="P8">b) Evitar posibles accesos no autorizados al sistema</text:p>
      <text:p text:style-name="P8">c) Omitir el inicio de sesión para acelerar el arranque</text:p>
      <text:p text:style-name="P8">d) Sin importancia en la calidad del arranque del sistema</text:p>
      <text:p text:style-name="P8"/>
      <text:p text:style-name="P8">¿Qué se debe hacer después de iniciar sesión en el sistema operativo durante el arranque?</text:p>
      <text:p text:style-name="P8">a) Apagar el equipo de inmediato</text:p>
      <text:p text:style-name="P8">b) Conectar los periféricos externos</text:p>
      <text:p text:style-name="P8">c) Ignorar el inicio de sesión para acelerar el arranque</text:p>
      <text:p text:style-name="P8">d) Sin importancia en el orden de inicio del sistema</text:p>
      <text:p text:style-name="P8"/>
      <text:p text:style-name="P8">¿Por qué es crucial tener un software antivirus actualizado antes de navegar por Internet después del arranque del sistema?</text:p>
      <text:p text:style-name="P8">a) No es necesario tener un software antivirus actualizado</text:p>
      <text:p text:style-name="P8">b) Evitar posibles amenazas de seguridad y proteger el sistema</text:p>
      <text:p text:style-name="P8">c) Omitir las actualizaciones del antivirus para acelerar el arranque</text:p>
      <text:p text:style-name="P8">d) Sin importancia en la calidad del arranque del sistema</text:p>
      <text:p text:style-name="P8"/>
      <text:p text:style-name="P8">¿Qué se debe hacer después de completar las actualizaciones del software antivirus durante el arranque del sistema?</text:p>
      <text:p text:style-name="P8">a) Desconectar el equipo de la red</text:p>
      <text:p text:style-name="P8">b) Conectar los periféricos externos</text:p>
      <text:p text:style-name="P8">c) Ignorar las actualizaciones del antivirus para acelerar el arranque</text:p>
      <text:p text:style-name="P8">d) Sin importancia en el orden de inicio del sistema</text:p>
      <text:p text:style-name="P8"/>
      <text:p text:style-name="P8">¿Cuál es la importancia de mantener actualizados los controladores del sistema antes de utilizar periféricos externos después del arranque del sistema?</text:p>
      <text:p text:style-name="P8">a) No es necesario mantener los controladores actualizados</text:p>
      <text:p text:style-name="P8">b) Evitar posibles problemas de compatibilidad y mejorar el rendimiento del sistema</text:p>
      <text:p text:style-name="P8">c) Omitir las actualizaciones de los controladores para acelerar el arranque</text:p>
      <text:p text:style-name="P8"><text:soft-page-break/>d) Sin importancia en la calidad del arranque del sistema</text:p>
      <text:p text:style-name="P8"/>
      <text:p text:style-name="P8"/>
      <text:p text:style-name="P8">¿Qué se debe hacer después de completar las actualizaciones de los controladores del sistema durante el arranque del sistema?</text:p>
      <text:p text:style-name="P8">a) Conectar los periféricos externos</text:p>
      <text:p text:style-name="P8">b) Ignorar las actualizaciones de los controladores para acelerar el arranque</text:p>
      <text:p text:style-name="P8">c) Desconectar el equipo de la red</text:p>
      <text:p text:style-name="P8">d) Sin importancia en el orden de inicio del sistema</text:p>
      <text:p text:style-name="P8"/>
      <text:p text:style-name="P8">¿Por qué es esencial realizar copias de seguridad periódicas después del arranque del sistema?</text:p>
      <text:p text:style-name="P8">a) No es necesario realizar copias de seguridad</text:p>
      <text:p text:style-name="P8">b) Prevenir la pérdida de datos en caso de fallos o problemas en el sistema</text:p>
      <text:p text:style-name="P8">c) Omitir las copias de seguridad para acelerar el arranque</text:p>
      <text:p text:style-name="P8">d) Sin importancia en la calidad del arranque del sistema</text:p>
      <text:p text:style-name="P8"/>
      <text:p text:style-name="P8">¿Qué se debe hacer después de completar las copias de seguridad durante el arranque del sistema?</text:p>
      <text:p text:style-name="P8">a) Conectar los periféricos externos</text:p>
      <text:p text:style-name="P8">b) Ignorar las copias de seguridad para acelerar el arranque</text:p>
      <text:p text:style-name="P8">c) Desconectar el equipo de la red</text:p>
      <text:p text:style-name="P8">d) Sin importancia en el orden de inicio del sistema</text:p>
      <text:p text:style-name="P8"/>
      <text:p text:style-name="P8">¿Cuál es la importancia de revisar el rendimiento del sistema después de haber iniciado todas las aplicaciones y programas necesarios?</text:p>
      <text:p text:style-name="P8">a) No es necesario revisar el rendimiento del sistema</text:p>
      <text:p text:style-name="P8">b) Identificar posibles problemas de rendimiento y optimizar el sistema</text:p>
      <text:p text:style-name="P8">c) Omitir la revisión del rendimiento para acelerar el arranque</text:p>
      <text:p text:style-name="P8">d) Sin importancia en la calidad del arranque del sistema</text:p>
      <text:p text:style-name="P8"/>
      <text:p text:style-name="P8">¿Qué se debe hacer después de revisar el rendimiento del sistema durante el arranque?</text:p>
      <text:p text:style-name="P8">a) Apagar el equipo de inmediato</text:p>
      <text:p text:style-name="P8">b) Conectar los periféricos externos</text:p>
      <text:p text:style-name="P8">c) Ignorar la revisión del rendimiento para acelerar el arranque</text:p>
      <text:p text:style-name="P8">d) Sin importancia en el orden de inicio del sistema</text:p>
      <text:p text:style-name="P8"/>
      <text:p text:style-name="P8"/>
      <text:p text:style-name="P8">¿Cuál es la función principal de la BIOS en un sistema informático?</text:p>
      <text:p text:style-name="P8">a) Controlar la velocidad del procesador</text:p>
      <text:p text:style-name="P8">b) Gestionar el arranque y la configuración básica del hardware</text:p>
      <text:p text:style-name="P8">c) Ejecutar aplicaciones y programas</text:p>
      <text:p text:style-name="P8">d) Sin importancia en el funcionamiento del sistema</text:p>
      <text:p text:style-name="P8"/>
      <text:p text:style-name="P8">¿Por qué es esencial acceder a la BIOS al iniciar un sistema informático?</text:p>
      <text:p text:style-name="P8">a) Para omitir la configuración y acelerar el inicio del sistema</text:p>
      <text:p text:style-name="P8">b) Configurar parámetros básicos del hardware y la secuencia de arranque</text:p>
      <text:p text:style-name="P8">c) No afecta la operatividad del sistema</text:p>
      <text:p text:style-name="P8">d) Sin importancia en la calidad del arranque del sistema</text:p>
      <text:p text:style-name="P8"/>
      <text:p text:style-name="P8">¿Cuál es la importancia de asegurar que la fecha y la hora estén configuradas correctamente en la BIOS?</text:p>
      <text:p text:style-name="P8">a) No es necesario configurar la fecha y la hora</text:p>
      <text:p text:style-name="P8">b) Evitar posibles problemas de sincronización y registros de eventos</text:p>
      <text:p text:style-name="P8"><text:soft-page-break/>c) Omitir la configuración de fecha y hora para acelerar el arranque</text:p>
      <text:p text:style-name="P8">d) Sin importancia en la calidad del arranque del sistema</text:p>
      <text:p text:style-name="P8"/>
      <text:p text:style-name="P8">¿Qué se debe hacer después de configurar la fecha y la hora en la BIOS?</text:p>
      <text:p text:style-name="P8">a) Conectar los periféricos externos</text:p>
      <text:p text:style-name="P8">b) Guardar los cambios y salir de la configuración de la BIOS</text:p>
      <text:p text:style-name="P8">c) Ignorar la configuración de fecha y hora para acelerar el arranque</text:p>
      <text:p text:style-name="P8">d) Sin importancia en el orden de inicio del sistema</text:p>
      <text:p text:style-name="P8"/>
      <text:p text:style-name="P8">¿Por qué es crucial proteger la configuración de la BIOS con una contraseña?</text:p>
      <text:p text:style-name="P8">a) No es necesario proteger la configuración con una contraseña</text:p>
      <text:p text:style-name="P8">b) Evitar accesos no autorizados y modificaciones no deseadas</text:p>
      <text:p text:style-name="P8">c) Omitir la protección con contraseña para acelerar el arranque</text:p>
      <text:p text:style-name="P8">d) Sin importancia en la calidad del arranque del sistema</text:p>
      <text:p text:style-name="P8"/>
      <text:p text:style-name="P8">¿Qué se debe hacer después de establecer una contraseña en la configuración de la BIOS?</text:p>
      <text:p text:style-name="P8">a) Conectar los periféricos externos</text:p>
      <text:p text:style-name="P8">b) Guardar los cambios y salir de la configuración de la BIOS</text:p>
      <text:p text:style-name="P8">c) Ignorar la configuración de la contraseña para acelerar el arranque</text:p>
      <text:p text:style-name="P8">d) Sin importancia en el orden de inicio del sistema</text:p>
      <text:p text:style-name="P8"/>
      <text:p text:style-name="P8">¿Cuál es la importancia de actualizar la versión de la BIOS en un sistema informático?</text:p>
      <text:p text:style-name="P8">a) No es necesario actualizar la versión de la BIOS</text:p>
      <text:p text:style-name="P8">b) Obtener mejoras de rendimiento, compatibilidad y correcciones de errores</text:p>
      <text:p text:style-name="P8">c) Omitir las actualizaciones de la BIOS para acelerar el arranque</text:p>
      <text:p text:style-name="P8">d) Sin importancia en la calidad del arranque del sistema</text:p>
      <text:p text:style-name="P8"/>
      <text:p text:style-name="P8">¿Qué se debe hacer después de completar la actualización de la BIOS?</text:p>
      <text:p text:style-name="P8">a) Conectar los periféricos externos</text:p>
      <text:p text:style-name="P8">b) Guardar los cambios y salir de la configuración de la BIOS</text:p>
      <text:p text:style-name="P8">c) Ignorar la actualización de la BIOS para acelerar el arranque</text:p>
      <text:p text:style-name="P8">d) Sin importancia en el orden de inicio del sistema</text:p>
      <text:p text:style-name="P8"/>
      <text:p text:style-name="P8">¿Cuál es la función principal del modo UEFI en lugar del modo BIOS?</text:p>
      <text:p text:style-name="P8">a) No hay diferencia entre el modo UEFI y el modo BIOS</text:p>
      <text:p text:style-name="P8">b) Proporcionar un entorno de arranque más avanzado y seguro</text:p>
      <text:p text:style-name="P8">c) Omitir el modo UEFI para acelerar el inicio del sistema</text:p>
      <text:p text:style-name="P8">d) Sin importancia en la calidad del arranque del sistema</text:p>
      <text:p text:style-name="P8"/>
      <text:p text:style-name="P8">¿Por qué es esencial acceder a la interfaz UEFI al iniciar un sistema compatible con UEFI?</text:p>
      <text:p text:style-name="P8">a) Para omitir la configuración y acelerar el inicio del sistema</text:p>
      <text:p text:style-name="P8">b) Configurar parámetros avanzados del hardware y la secuencia de arranque</text:p>
      <text:p text:style-name="P8">c) No afecta la operatividad del sistema</text:p>
      <text:p text:style-name="P8">d) Sin importancia en la calidad del arranque del sistema</text:p>
      <text:p text:style-name="P8"/>
      <text:p text:style-name="P8">¿Cuál es la importancia de asegurar que la configuración de arranque en el modo UEFI esté correctamente establecida?</text:p>
      <text:p text:style-name="P8">a) No es necesario configurar la secuencia de arranque en el modo UEFI</text:p>
      <text:p text:style-name="P8">b) Evitar problemas de inicio y garantizar un arranque adecuado</text:p>
      <text:p text:style-name="P8">c) Omitir la configuración de arranque en el modo UEFI para acelerar el inicio</text:p>
      <text:p text:style-name="P8">d) Sin importancia en la calidad del arranque del sistema</text:p>
      <text:p text:style-name="P8"/>
      <text:p text:style-name="P8"><text:soft-page-break/>¿Qué se debe hacer después de configurar la secuencia de arranque en el modo UEFI?</text:p>
      <text:p text:style-name="P8">a) Conectar los periféricos externos</text:p>
      <text:p text:style-name="P8">b) Guardar los cambios y salir de la configuración UEFI</text:p>
      <text:p text:style-name="P8">c) Ignorar la configuración de arranque en el modo UEFI para acelerar el inicio</text:p>
      <text:p text:style-name="P8">d) Sin importancia en el orden de inicio del sistem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7:02:51.457527774</meta:creation-date>
    <dc:date>2024-01-29T17:33:49.917706162</dc:date>
    <meta:editing-duration>PT23M40S</meta:editing-duration>
    <meta:editing-cycles>28</meta:editing-cycles>
    <meta:generator>LibreOffice/7.6.2.1$Linux_X86_64 LibreOffice_project/56f7684011345957bbf33a7ee678afaf4d2ba333</meta:generator>
    <meta:document-statistic meta:table-count="0" meta:image-count="0" meta:object-count="0" meta:page-count="4" meta:paragraph-count="125" meta:word-count="1335" meta:character-count="8032" meta:non-whitespace-character-count="6822"/>
  </office:meta>
</office:document-meta>
</file>